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it" fo:country="IT"/>
    </style:style>
    <style:style style:name="P3" style:parent-style-name="Standard" style:family="paragraph">
      <style:text-properties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language="it" fo:country="IT"/>
    </style:style>
    <style:style style:name="P6" style:parent-style-name="Standard" style:family="paragraph"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P8" style:parent-style-name="Standard" style:family="paragraph">
      <style:text-properties fo:language="it" fo:country="IT"/>
    </style:style>
    <style:style style:name="T9" style:parent-style-name="Car.predefinitoparagrafo" style:family="text">
      <style:text-properties fo:language="it" fo:country="IT"/>
    </style:style>
    <style:style style:name="T10" style:parent-style-name="Car.predefinitoparagrafo" style:family="text">
      <style:text-properties fo:language="it" fo:country="IT"/>
    </style:style>
    <style:style style:name="T11" style:parent-style-name="Car.predefinitoparagrafo" style:family="text">
      <style:text-properties fo:language="it" fo:country="IT"/>
    </style:style>
    <style:style style:name="P12" style:parent-style-name="Standard" style:family="paragraph">
      <style:text-properties fo:language="it" fo:country="IT"/>
    </style:style>
    <style:style style:name="P13" style:parent-style-name="Standard" style:family="paragraph">
      <style:text-properties fo:language="it" fo:country="IT"/>
    </style:style>
    <style:style style:name="P14" style:parent-style-name="Standard" style:family="paragraph">
      <style:text-properties fo:color="#FF0000" fo:language="it" fo:country="IT"/>
    </style:style>
    <style:style style:name="P15" style:parent-style-name="Standard" style:family="paragraph">
      <style:text-properties fo:language="it" fo:country="IT"/>
    </style:style>
    <style:style style:name="P16" style:parent-style-name="Standard" style:family="paragraph">
      <style:text-properties fo:language="it" fo:country="IT"/>
    </style:style>
    <style:style style:name="P17" style:parent-style-name="Standard" style:family="paragraph">
      <style:text-properties fo:language="it" fo:country="IT"/>
    </style:style>
    <style:style style:name="P18" style:parent-style-name="Standard" style:family="paragraph">
      <style:text-properties fo:language="it" fo:country="IT"/>
    </style:style>
    <style:style style:name="P19" style:parent-style-name="Standard" style:family="paragraph">
      <style:text-properties fo:language="it" fo:country="IT"/>
    </style:style>
    <style:style style:name="P20" style:parent-style-name="Standard" style:family="paragraph">
      <style:text-properties fo:language="it" fo:country="IT"/>
    </style:style>
    <style:style style:name="P21" style:parent-style-name="Standard" style:family="paragraph">
      <style:text-properties fo:language="it" fo:country="IT"/>
    </style:style>
    <style:style style:name="P22" style:parent-style-name="Standard" style:family="paragraph">
      <style:text-properties fo:language="it" fo:country="IT"/>
    </style:style>
    <style:style style:name="P23" style:parent-style-name="Standard" style:family="paragraph">
      <style:text-properties fo:language="it" fo:country="IT"/>
    </style:style>
    <style:style style:name="P24" style:parent-style-name="Standard" style:family="paragraph">
      <style:text-properties fo:language="it" fo:country="IT"/>
    </style:style>
    <style:style style:name="P25" style:parent-style-name="Standard" style:family="paragraph">
      <style:text-properties fo:language="it" fo:country="IT"/>
    </style:style>
    <style:style style:name="P26" style:parent-style-name="Standard" style:family="paragraph">
      <style:text-properties fo:language="it" fo:country="IT"/>
    </style:style>
    <style:style style:name="P27" style:parent-style-name="Standard" style:family="paragraph">
      <style:text-properties fo:language="it" fo:country="IT"/>
    </style:style>
    <style:style style:name="P28" style:parent-style-name="Standard" style:family="paragraph">
      <style:text-properties fo:language="it" fo:country="IT"/>
    </style:style>
    <style:style style:name="P29" style:parent-style-name="Standard" style:family="paragraph">
      <style:text-properties fo:language="it" fo:country="IT"/>
    </style:style>
    <style:style style:name="P30" style:parent-style-name="Standard" style:family="paragraph">
      <style:text-properties fo:language="it" fo:country="IT"/>
    </style:style>
    <style:style style:name="P31" style:parent-style-name="Standard" style:family="paragraph">
      <style:text-properties fo:language="it" fo:country="IT"/>
    </style:style>
    <style:style style:name="P32" style:parent-style-name="Standard" style:family="paragraph">
      <style:text-properties fo:language="it" fo:country="IT"/>
    </style:style>
    <style:style style:name="P33" style:parent-style-name="Standard" style:family="paragraph">
      <style:text-properties fo:language="it" fo:country="IT"/>
    </style:style>
    <style:style style:name="P34" style:parent-style-name="Standard" style:family="paragraph">
      <style:text-properties fo:language="it" fo:country="IT"/>
    </style:style>
    <style:style style:name="P35" style:parent-style-name="Standard" style:family="paragraph">
      <style:text-properties fo:language="it" fo:country="IT"/>
    </style:style>
    <style:style style:name="P36" style:parent-style-name="Standard" style:family="paragraph">
      <style:text-properties fo:language="it" fo:country="IT"/>
    </style:style>
    <style:style style:name="T37" style:parent-style-name="Car.predefinitoparagrafo" style:family="text">
      <style:text-properties fo:language="it" fo:country="IT"/>
    </style:style>
    <style:style style:name="T38" style:parent-style-name="Car.predefinitoparagrafo" style:family="text">
      <style:text-properties fo:language="it" fo:country="IT"/>
    </style:style>
    <style:style style:name="P39" style:parent-style-name="Standard" style:family="paragraph">
      <style:text-properties fo:language="it" fo:country="IT"/>
    </style:style>
    <style:style style:name="P40" style:parent-style-name="Standard" style:family="paragraph">
      <style:text-properties fo:language="it" fo:country="IT"/>
    </style:style>
    <style:style style:name="P41" style:parent-style-name="Standard" style:family="paragraph">
      <style:text-properties fo:language="it" fo:country="IT"/>
    </style:style>
    <style:style style:name="P42" style:parent-style-name="Standard" style:family="paragraph">
      <style:text-properties fo:language="it" fo:country="IT"/>
    </style:style>
    <style:style style:name="P43" style:parent-style-name="Standard" style:family="paragraph">
      <style:text-properties fo:language="it" fo:country="IT"/>
    </style:style>
    <style:style style:name="P44" style:parent-style-name="Standard" style:family="paragraph">
      <style:text-properties fo:language="it" fo:country="IT"/>
    </style:style>
    <style:style style:name="P45" style:parent-style-name="Standard" style:family="paragraph">
      <style:text-properties fo:language="it" fo:country="IT"/>
    </style:style>
    <style:style style:name="P46" style:parent-style-name="Standard" style:family="paragraph">
      <style:text-properties fo:language="it" fo:country="IT"/>
    </style:style>
    <style:style style:name="P47" style:parent-style-name="Standard" style:family="paragraph">
      <style:text-properties fo:language="it" fo:country="IT"/>
    </style:style>
    <style:style style:name="T48" style:parent-style-name="Car.predefinitoparagrafo" style:family="text">
      <style:text-properties fo:language="it" fo:country="IT"/>
    </style:style>
    <style:style style:name="T49" style:parent-style-name="Car.predefinitoparagrafo" style:family="text">
      <style:text-properties fo:language="it" fo:country="IT"/>
    </style:style>
    <style:style style:name="P50" style:parent-style-name="Standard" style:family="paragraph">
      <style:text-properties fo:language="it" fo:country="IT"/>
    </style:style>
    <style:style style:name="T51" style:parent-style-name="Car.predefinitoparagrafo" style:family="text">
      <style:text-properties fo:language="it" fo:country="IT"/>
    </style:style>
    <style:style style:name="T52" style:parent-style-name="Car.predefinitoparagrafo" style:family="text">
      <style:text-properties fo:language="it" fo:country="IT"/>
    </style:style>
    <style:style style:name="P53" style:parent-style-name="Standard" style:family="paragraph">
      <style:text-properties fo:language="it" fo:country="IT"/>
    </style:style>
    <style:style style:name="T54" style:parent-style-name="Car.predefinitoparagrafo" style:family="text">
      <style:text-properties fo:language="it" fo:country="IT"/>
    </style:style>
    <style:style style:name="T55" style:parent-style-name="Car.predefinitoparagrafo" style:family="text">
      <style:text-properties fo:language="it" fo:country="IT"/>
    </style:style>
    <style:style style:name="T56" style:parent-style-name="Car.predefinitoparagrafo" style:family="text">
      <style:text-properties fo:language="it" fo:country="IT"/>
    </style:style>
    <style:style style:name="P57" style:parent-style-name="Standard" style:family="paragraph">
      <style:text-properties fo:language="it" fo:country="IT"/>
    </style:style>
    <style:style style:name="P58" style:parent-style-name="Standard" style:family="paragraph">
      <style:text-properties fo:language="it" fo:country="IT"/>
    </style:style>
    <style:style style:name="T59" style:parent-style-name="Car.predefinitoparagrafo" style:family="text">
      <style:text-properties fo:language="it" fo:country="IT"/>
    </style:style>
    <style:style style:name="T60" style:parent-style-name="Car.predefinitoparagrafo" style:family="text">
      <style:text-properties fo:language="it" fo:country="IT"/>
    </style:style>
    <style:style style:name="P61" style:parent-style-name="Standard" style:family="paragraph">
      <style:text-properties fo:language="it" fo:country="IT"/>
    </style:style>
    <style:style style:name="T62" style:parent-style-name="Car.predefinitoparagrafo" style:family="text">
      <style:text-properties fo:language="it" fo:country="IT"/>
    </style:style>
    <style:style style:name="T63" style:parent-style-name="Car.predefinitoparagrafo" style:family="text">
      <style:text-properties fo:language="it" fo:country="IT"/>
    </style:style>
    <style:style style:name="T64" style:parent-style-name="Car.predefinitoparagrafo" style:family="text">
      <style:text-properties fo:language="it" fo:country="IT"/>
    </style:style>
    <style:style style:name="P65" style:parent-style-name="Standard" style:family="paragraph">
      <style:text-properties fo:language="it" fo:country="IT"/>
    </style:style>
    <style:style style:name="T66" style:parent-style-name="Car.predefinitoparagrafo" style:family="text">
      <style:text-properties fo:language="it" fo:country="IT"/>
    </style:style>
    <style:style style:name="T67" style:parent-style-name="Car.predefinitoparagrafo" style:family="text">
      <style:text-properties fo:language="it" fo:country="IT"/>
    </style:style>
    <style:style style:name="T68" style:parent-style-name="Car.predefinitoparagrafo" style:family="text">
      <style:text-properties fo:language="it" fo:country="IT"/>
    </style:style>
    <style:style style:name="P69" style:parent-style-name="Standard" style:family="paragraph">
      <style:text-properties fo:language="it" fo:country="IT"/>
    </style:style>
    <style:style style:name="P70" style:parent-style-name="Standard" style:family="paragraph">
      <style:text-properties fo:language="it" fo:country="IT"/>
    </style:style>
    <style:style style:name="T71" style:parent-style-name="Car.predefinitoparagrafo" style:family="text">
      <style:text-properties fo:language="it" fo:country="IT"/>
    </style:style>
    <style:style style:name="T72" style:parent-style-name="Car.predefinitoparagrafo" style:family="text">
      <style:text-properties fo:language="it" fo:country="IT"/>
    </style:style>
    <style:style style:name="P73" style:parent-style-name="Standard" style:family="paragraph">
      <style:text-properties fo:language="it" fo:country="IT"/>
    </style:style>
    <style:style style:name="P74" style:parent-style-name="Standard" style:family="paragraph">
      <style:text-properties fo:language="it" fo:country="IT"/>
    </style:style>
    <style:style style:name="P75" style:parent-style-name="Standard" style:family="paragraph">
      <style:text-properties fo:language="it" fo:country="IT"/>
    </style:style>
    <style:style style:name="P76" style:parent-style-name="Standard" style:family="paragraph">
      <style:text-properties fo:language="it" fo:country="IT"/>
    </style:style>
    <style:style style:name="P77" style:parent-style-name="Standard" style:family="paragraph">
      <style:text-properties fo:language="it" fo:country="IT"/>
    </style:style>
    <style:style style:name="P78" style:parent-style-name="Standard" style:family="paragraph">
      <style:text-properties fo:language="it" fo:country="IT"/>
    </style:style>
    <style:style style:name="P79" style:parent-style-name="Standard" style:family="paragraph">
      <style:text-properties fo:language="it" fo:country="IT"/>
    </style:style>
    <style:style style:name="T80" style:parent-style-name="Car.predefinitoparagrafo" style:family="text">
      <style:text-properties fo:language="it" fo:country="IT"/>
    </style:style>
    <style:style style:name="T81" style:parent-style-name="Car.predefinitoparagrafo" style:family="text">
      <style:text-properties fo:language="it" fo:country="IT"/>
    </style:style>
    <style:style style:name="T82" style:parent-style-name="Car.predefinitoparagrafo" style:family="text">
      <style:text-properties fo:language="it" fo:country="IT"/>
    </style:style>
    <style:style style:name="P83" style:parent-style-name="Standard" style:family="paragraph">
      <style:text-properties fo:language="it" fo:country="IT"/>
    </style:style>
    <style:style style:name="P84" style:parent-style-name="Standard" style:family="paragraph">
      <style:text-properties fo:language="it" fo:country="IT"/>
    </style:style>
    <style:style style:name="T85" style:parent-style-name="Car.predefinitoparagrafo" style:family="text">
      <style:text-properties fo:language="it" fo:country="IT"/>
    </style:style>
  </office:automatic-styles>
  <office:body>
    <office:text text:use-soft-page-breaks="true">
      <text:p text:style-name="P1">Homework SQL</text:p>
      <text:p text:style-name="Standard"/>
      <text:p text:style-name="Standard">1.<text:s/><text:tab/>select Città</text:p>
      <text:p text:style-name="Standard"><text:tab/>from AEROPORTO</text:p>
      <text:p text:style-name="Standard"><text:tab/>where NumPiste is<text:s/>null;</text:p>
      <text:p text:style-name="Standard"/>
      <text:p text:style-name="P2">2.<text:tab/>select P.Nazione, A.Nazione</text:p>
      <text:p text:style-name="P3"><text:tab/>from AEROPORTO P, VOLO, AEROPORTO A</text:p>
      <text:p text:style-name="P4"><text:tab/>where P.Città = CittaPart and A.Città = CittaArr and idVolo = AZ274;</text:p>
      <text:p text:style-name="P5"><text:tab/></text:p>
      <text:p text:style-name="P6"><text:tab/>(Anche se idVolo è<text:s/>definito come int, quindi forse ci andrebbe solo 274)</text:p>
      <text:p text:style-name="P7"/>
      <text:p text:style-name="Standard">3.<text:tab/>select TipoAereo</text:p>
      <text:p text:style-name="Standard"><text:tab/>from VOLO</text:p>
      <text:p text:style-name="Standard"><text:tab/>where CittaPart = 'Torino'</text:p>
      <text:p text:style-name="Standard"/>
      <text:p text:style-name="P8">4.<text:s/><text:tab/>select VOLO.TipoAereo, AEREO.NumPasseggeri</text:p>
      <text:p text:style-name="Standard"><text:span text:style-name="T9"><text:tab/>from VOLO, AEREO</text:span><text:span text:style-name="T10"><text:tab/></text:span><text:span text:style-name="T11"><text:s/></text:span></text:p>
      <text:p text:style-name="P12"><text:tab/>where CittaPart = 'Torino' and VOLO.TipoAereo =<text:s/>AEREO.TipoAereo;</text:p>
      <text:p text:style-name="P13"/>
      <text:p text:style-name="P14">Se si vogliono prendere anche gli aerei di cui non si conosce il numero di passeggeri, allora si deve fare una left/right<text:s/>join<text:s/>(bisogna vedere l’ordine in cui si prendono le tabelle), così prendiamo anche quelli dove il numPasseggeri is null.</text:p>
      <text:p text:style-name="P15"/>
      <text:p text:style-name="P16"/>
      <text:p text:style-name="P17">5.<text:tab/>select distinct P.Città</text:p>
      <text:p text:style-name="P18"><text:tab/>from AEROPORTO P, VOLO, AEROPORTO A</text:p>
      <text:p text:style-name="P19"><text:tab/>where P.Città = CittaPart and A.Città = CittaArr and P.Nazione != A.Nazione;<text:tab/></text:p>
      <text:p text:style-name="P20"/>
      <text:p text:style-name="P21">6.<text:tab/>select distinct P.Città</text:p>
      <text:p text:style-name="P22"><text:tab/>from AEROPORTO P, VOLO, AEROPORTO A</text:p>
      <text:p text:style-name="P23"><text:tab/>where P.Città = CittaPart and<text:s/>A.Città = CittaArr and A.Città = 'Bologna' order by P.Città;</text:p>
      <text:p text:style-name="P24"/>
      <text:p text:style-name="P25">7.<text:tab/>select <text:s/>COUNT(*)</text:p>
      <text:p text:style-name="P26"><text:tab/>from AEROPORTO P, VOLO, AEROPORTO A</text:p>
      <text:p text:style-name="P27"><text:tab/>where P.Città = CittaPart and A.Città = CittaArr and P.Città = 'Napoli'</text:p>
      <text:p text:style-name="P28"><text:tab/><text:s text:c="11"/>and A.Nazione != P.Nazione and GiornoSett = 4;<text:tab/></text:p>
      <text:p text:style-name="P29"/>
      <text:p text:style-name="P30">8.<text:tab/>select <text:s/>COUNT(*)</text:p>
      <text:p text:style-name="P31"><text:tab/>from AEROPORTO P, VOLO, AEROPORTO A</text:p>
      <text:p text:style-name="P32"><text:tab/>where P.Città = CittaPart and A.Città = CittaArr and P.Nazione != A.Nazione</text:p>
      <text:p text:style-name="P33"><text:tab/>and P.Nazione<text:tab/>= 'Italia';<text:tab/></text:p>
      <text:p text:style-name="P34"/>
      <text:p text:style-name="P35">9.<text:tab/>select distinct <text:s/>P.Città</text:p>
      <text:p text:style-name="P36"><text:tab/>from AEROPORTO P, VOLO, AEROPORTO A</text:p>
      <text:p text:style-name="Standard"><text:span text:style-name="T37"><text:tab/></text:span>where P.Città = CittaPart and A.Città = CittaArr and A.Nazione = 'Italia'</text:p>
      <text:p text:style-name="Standard"><text:tab/>and P.Nazione = 'Francia'</text:p>
      <text:p text:style-name="Standard"><text:tab/>and (select count(*)</text:p>
      <text:p text:style-name="Standard"><text:tab/><text:tab/><text:s text:c="3"/><text:span text:style-name="T38">from <text:s/>AEROPORTO P1, VOLO V, AEROPORTO A1</text:span></text:p>
      <text:p text:style-name="P39"><text:tab/><text:tab/><text:s text:c="3"/>where P1.Città = V.CittaPart and A1.Città = V.CittaArr and A1.Nazione = 'Italia'<text:s/><text:tab/><text:tab/><text:s text:c="3"/>and P1.Città = P.Città) &gt; 20;</text:p>
      <text:p text:style-name="P40"/>
      <text:p text:style-name="P41"/>
      <text:p text:style-name="P42"/>
      <text:p text:style-name="P43"/>
      <text:p text:style-name="P44"/>
      <text:p text:style-name="P45"/>
      <text:p text:style-name="P46">10.<text:tab/>select P.Città</text:p>
      <text:p text:style-name="P47"><text:tab/>from AEROPORTO P, VOLO V</text:p>
      <text:p text:style-name="Standard"><text:span text:style-name="T48"><text:tab/></text:span>where P.Città = V.CittaPart and P.Nazione = 'Italia' and P.Città</text:p>
      <text:p text:style-name="Standard"><text:tab/></text:p>
      <text:p text:style-name="Standard"><text:tab/>except</text:p>
      <text:p text:style-name="Standard"/>
      <text:p text:style-name="Standard"><text:tab/><text:span text:style-name="T49">select P.Città</text:span></text:p>
      <text:p text:style-name="P50"><text:tab/>from AEROPORTO P, VOLO, AEROPORTO A</text:p>
      <text:p text:style-name="Standard"><text:span text:style-name="T51"><text:tab/></text:span>where P.Città = CittaPart and A.Città = CittaArr</text:p>
      <text:p text:style-name="Standard"><text:tab/>and exists(select *</text:p>
      <text:p text:style-name="Standard"><text:tab/><text:tab/><text:span text:style-name="T52">from AEROPORTO P2, VOLO V2, AEROPORTO A2</text:span></text:p>
      <text:p text:style-name="P53"><text:tab/><text:tab/>where P2.Città = V2.CittaPart and A2.Città = V2.CittaArr</text:p>
      <text:p text:style-name="Standard"><text:span text:style-name="T54"><text:tab/></text:span><text:span text:style-name="T55"><text:tab/>and<text:s/></text:span><text:span text:style-name="T56">P2.Città = P.Città and P2.Nazione !=<text:s/></text:span>A2.Nazione);</text:p>
      <text:p text:style-name="Standard"/>
      <text:p text:style-name="Standard"/>
      <text:p text:style-name="P57">11.<text:tab/>select P.Città</text:p>
      <text:p text:style-name="P58"><text:tab/>from AEROPORTO P, VOLO V</text:p>
      <text:p text:style-name="Standard"><text:span text:style-name="T59"><text:tab/></text:span>where P.Città = V.CittaPart and P.Nazione = 'Italia' and P.Città not in(</text:p>
      <text:p text:style-name="Standard"><text:tab/><text:tab/><text:span text:style-name="T60">select P.Città</text:span></text:p>
      <text:p text:style-name="P61"><text:tab/><text:tab/>from AEROPORTO P, VOLO, AEROPORTO A</text:p>
      <text:p text:style-name="Standard"><text:span text:style-name="T62"><text:tab/></text:span><text:span text:style-name="T63"><text:tab/></text:span>where P.Città = CittaPart and A.Città = CittaArr</text:p>
      <text:p text:style-name="Standard"><text:tab/><text:tab/>and exists(select *</text:p>
      <text:p text:style-name="Standard"><text:tab/><text:tab/><text:tab/><text:span text:style-name="T64">from AEROPORTO P2, VOLO V2, AEROPORTO A2</text:span></text:p>
      <text:p text:style-name="P65"><text:tab/><text:tab/><text:tab/>where P2.Città = V2.CittaPart and A2.Città = V2.CittaArr</text:p>
      <text:p text:style-name="Standard"><text:span text:style-name="T66"><text:tab/></text:span><text:span text:style-name="T67"><text:tab/></text:span><text:span text:style-name="T68"><text:tab/>and P2.Città = P.Città and P2.Nazione !=<text:s/></text:span>A2.Nazione));<text:tab/><text:tab/></text:p>
      <text:p text:style-name="Standard"/>
      <text:p text:style-name="P69">12.<text:tab/>select P.Città</text:p>
      <text:p text:style-name="P70"><text:tab/>from AEROPORTO P, VOLO V</text:p>
      <text:p text:style-name="Standard"><text:span text:style-name="T71"><text:tab/></text:span>where P.Città = V.CittaPart and P.Nazione = 'Italia' and not exists(</text:p>
      <text:p text:style-name="Standard"><text:tab/><text:tab/><text:span text:style-name="T72">select P1.Città</text:span></text:p>
      <text:p text:style-name="P73"><text:tab/><text:tab/>from AEROPORTO P1, VOLO V1, AEROPORTO A1</text:p>
      <text:p text:style-name="P74"><text:s text:c="4"/><text:tab/><text:tab/>where P1.Città = V1.CittaPart and A1.Città = V1.CittaArr and P1.Nazione = 'Italia'</text:p>
      <text:p text:style-name="P75"><text:tab/><text:tab/><text:s text:c="11"/>and P1.Nazione != A1.Nazione and P1.CIttà = P.Città);</text:p>
      <text:p text:style-name="P76"/>
      <text:p text:style-name="P77">13.<text:tab/>select P.Città<text:tab/></text:p>
      <text:p text:style-name="P78"><text:tab/>from AEROPORTO P, VOLO V, AEROPORTO A</text:p>
      <text:p text:style-name="P79"><text:tab/>where P.Città = V.CittaPart and V.CittaArr = A.Città and P.Nazione = 'Italia'</text:p>
      <text:p text:style-name="Standard"><text:span text:style-name="T80"><text:tab/></text:span>and (select count(*)</text:p>
      <text:p text:style-name="Standard"><text:tab/><text:tab/>from AEROPORTO P1, VOLO V1, AEROPORTO A1</text:p>
      <text:p text:style-name="Standard"><text:tab/><text:tab/><text:span text:style-name="T81">where P1.Città =<text:s/></text:span><text:span text:style-name="T82">V1.CittaPart and V1.CittaArr = A1.Città and P1.Città = P.Città</text:span></text:p>
      <text:p text:style-name="P83"><text:tab/><text:tab/>and A1.Nazione != P.Nazione) = 0;</text:p>
      <text:p text:style-name="P84"/>
      <text:p text:style-name="Standard"><text:span text:style-name="T85"><text:tab/>(Se con “una join” intendeva almeno una ok, se intendeva SOLO una decisamente non ok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ilippo muschera'</dc:creator>
    <meta:creation-date>2021-11-29T18:17:00Z</meta:creation-date>
    <dc:date>2021-12-03T10:41:00Z</dc:date>
    <meta:template xlink:href="Normal.dotm" xlink:type="simple"/>
    <meta:editing-cycles>4</meta:editing-cycles>
    <meta:editing-duration>PT4680S</meta:editing-duration>
    <meta:document-statistic meta:page-count="1" meta:paragraph-count="6" meta:word-count="493" meta:character-count="3298" meta:row-count="23" meta:non-whitespace-character-count="2811"/>
  </office:meta>
</office:document-meta>
</file>